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name-asian="Segoe UI1" style:font-size-asian="26pt" style:font-weight-asian="normal" style:font-name-complex="Segoe UI1" style:font-size-complex="26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2.974cm" svg:x="1.524cm" svg:y="0.762cm">
          <draw:text-box>
            <text:p text:style-name="P1"><text:span text:style-name="T1">EPISTLE</text:span></text:p>
            <text:p text:style-name="P1"><text:span text:style-name="T2">1 John 3:16–2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615cm" svg:height="4.951cm" svg:x="1.547cm" svg:y="0.891cm">
          <draw:text-box>
            <text:p text:style-name="P4"><text:span text:style-name="T3">16</text:span><text:span text:style-name="T4">By this we know love, that he laid down his life for us, and we ought to lay down our lives for the brothe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3" draw:text-style-name="P5" draw:layer="layout" svg:width="24.615cm" svg:height="4.951cm" svg:x="1.547cm" svg:y="0.891cm">
          <draw:text-box>
            <text:p text:style-name="P4"><text:span text:style-name="T3">17</text:span><text:span text:style-name="T4">But if anyone has the world’s goods and sees his brother in need, yet closes his heart against him, how does God’s love abide in him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4" draw:text-style-name="P7" draw:layer="layout" svg:width="24.384cm" svg:height="6.263cm" svg:x="1.872cm" svg:y="0.879cm">
          <draw:text-box>
            <text:p text:style-name="P6"><text:span text:style-name="T3">18</text:span><text:span text:style-name="T4">Little children, let us not love in word or talk but in deed and in truth.</text:span></text:p>
            <text:p text:style-name="P6"><text:span text:style-name="T3">19</text:span><text:span text:style-name="T4">By this we shall know that we are of the truth and reassure our heart before him;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4" draw:text-style-name="P8" draw:layer="layout" svg:width="23.876cm" svg:height="6.263cm" svg:x="2.032cm" svg:y="0.849cm">
          <draw:text-box>
            <text:p text:style-name="P6"><text:span text:style-name="T3">20</text:span><text:span text:style-name="T4">for whenever our heart condemns us, God is greater than our heart, and he knows everything. </text:span><text:span text:style-name="T3">21</text:span><text:span text:style-name="T4">Beloved, if our heart does not condemn us, we have confidence before God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5" draw:text-style-name="P9" draw:layer="layout" svg:width="24.13cm" svg:height="4.826cm" svg:x="1.827cm" svg:y="0.742cm">
          <draw:text-box>
            <text:p text:style-name="P6"><text:span text:style-name="T3">22</text:span><text:span text:style-name="T4">and whatever we ask we receive from him, because we keep his commandments and do what pleases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Hymn_25_20template" presentation:presentation-page-layout-name="AL1T0">
        <draw:frame draw:style-name="gr4" draw:text-style-name="P9" draw:layer="layout" svg:width="24.638cm" svg:height="6.263cm" svg:x="1.475cm" svg:y="0.947cm">
          <draw:text-box>
            <text:p text:style-name="P6"><text:span text:style-name="T3"><text:s/></text:span><text:span text:style-name="T3">23</text:span><text:span text:style-name="T4">And this is his commandment, that we believe in the name of his Son Jesus Christ and love one another, just as he has commanded 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7" draw:master-page-name="Hymn_25_20template" presentation:presentation-page-layout-name="AL1T0">
        <draw:frame draw:style-name="gr4" draw:text-style-name="P9" draw:layer="layout" svg:width="24.638cm" svg:height="6.263cm" svg:x="1.778cm" svg:y="0.849cm">
          <draw:text-box>
            <text:p text:style-name="P6"><text:span text:style-name="T3">24</text:span><text:span text:style-name="T4">Whoever keeps his commandments abides in him, and he in them. And by this we know that he abides in us, by the Spirit whom he has given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22:31:59.207000000</meta:creation-date>
    <dc:title>Hymn template</dc:title>
    <meta:editing-duration>PT12M53S</meta:editing-duration>
    <meta:editing-cycles>7</meta:editing-cycles>
    <meta:generator>LibreOffice/6.0.1.1$Windows_X86_64 LibreOffice_project/60bfb1526849283ce2491346ed2aa51c465abfe6</meta:generator>
    <meta:initial-creator>Arthur Hoch</meta:initial-creator>
    <dc:date>2018-04-19T10:11:15.657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5-04-22T22:31:58.863000000"/>
  </office:meta>
</office:document-meta>
</file>